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51000001397F20D93F817185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automatic-styles>
    <style:style style:name="Table1" style:family="table">
      <style:table-properties style:width="16.806cm" table:align="margins" table:border-model="separating"/>
    </style:style>
    <style:style style:name="Table1.A" style:family="table-column">
      <style:table-column-properties style:column-width="2.607cm" style:rel-column-width="10165*"/>
    </style:style>
    <style:style style:name="Table1.B" style:family="table-column">
      <style:table-column-properties style:column-width="5.793cm" style:rel-column-width="22587*"/>
    </style:style>
    <style:style style:name="Table1.C" style:family="table-column">
      <style:table-column-properties style:column-width="2.103cm" style:rel-column-width="8198*"/>
    </style:style>
    <style:style style:name="Table1.D" style:family="table-column">
      <style:table-column-properties style:column-width="6.304cm" style:rel-column-width="24585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ella1" style:family="table">
      <style:table-properties style:width="16.806cm" fo:break-before="auto" fo:break-after="auto" table:align="margins" fo:background-color="transparent" fo:keep-with-next="auto" style:may-break-between-rows="true" style:writing-mode="lr-tb" table:border-model="separating">
        <style:background-image/>
      </style:table-properties>
    </style:style>
    <style:style style:name="Tabella1.A" style:family="table-column">
      <style:table-column-properties style:column-width="2.607cm" style:rel-column-width="10165*"/>
    </style:style>
    <style:style style:name="Tabella1.B" style:family="table-column">
      <style:table-column-properties style:column-width="5.791cm" style:rel-column-width="22580*"/>
    </style:style>
    <style:style style:name="Tabella1.C" style:family="table-column">
      <style:table-column-properties style:column-width="2.103cm" style:rel-column-width="8198*"/>
    </style:style>
    <style:style style:name="Tabella1.D" style:family="table-column">
      <style:table-column-properties style:column-width="6.306cm" style:rel-column-width="24592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101cm" fo:border="none" style:writing-mode="lr-tb">
        <style:background-image/>
      </style:table-cell-properties>
    </style:style>
    <style:style style:name="Tabella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2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2.605cm" style:rel-column-width="10159*"/>
    </style:style>
    <style:style style:name="Tabella2.B" style:family="table-column">
      <style:table-column-properties style:column-width="9.089cm" style:rel-column-width="35443*"/>
    </style:style>
    <style:style style:name="Tabella2.C" style:family="table-column">
      <style:table-column-properties style:column-width="2.302cm" style:rel-column-width="8975*"/>
    </style:style>
    <style:style style:name="Tabella2.D" style:family="table-column">
      <style:table-column-properties style:column-width="2.81cm" style:rel-column-width="10958*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style:vertical-align="middle" fo:padding="0cm" fo:border="none"/>
    </style:style>
    <style:style style:name="Tabella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3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2.607cm" style:rel-column-width="10165*"/>
    </style:style>
    <style:style style:name="Tabella3.B" style:family="table-column">
      <style:table-column-properties style:column-width="14.199cm" style:rel-column-width="55370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3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4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4.A" style:family="table-column">
      <style:table-column-properties style:column-width="2.607cm" style:rel-column-width="10165*"/>
    </style:style>
    <style:style style:name="Tabella4.B" style:family="table-column">
      <style:table-column-properties style:column-width="14.199cm" style:rel-column-width="55370*"/>
    </style:style>
    <style:style style:name="Tabella4.1" style:family="table-row">
      <style:table-row-properties fo:background-color="transparent" fo:keep-together="auto">
        <style:background-image/>
      </style:table-row-properties>
    </style:style>
    <style:style style:name="Tabella4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4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5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5.A" style:family="table-column">
      <style:table-column-properties style:column-width="1.005cm" style:rel-column-width="3920*"/>
    </style:style>
    <style:style style:name="Tabella5.B" style:family="table-column">
      <style:table-column-properties style:column-width="4.597cm" style:rel-column-width="17924*"/>
    </style:style>
    <style:style style:name="Tabella5.C" style:family="table-column">
      <style:table-column-properties style:column-width="1.198cm" style:rel-column-width="4670*"/>
    </style:style>
    <style:style style:name="Tabella5.D" style:family="table-column">
      <style:table-column-properties style:column-width="4.604cm" style:rel-column-width="17951*"/>
    </style:style>
    <style:style style:name="Tabella5.E" style:family="table-column">
      <style:table-column-properties style:column-width="1.693cm" style:rel-column-width="6603*"/>
    </style:style>
    <style:style style:name="Tabella5.F" style:family="table-column">
      <style:table-column-properties style:column-width="3.709cm" style:rel-column-width="14467*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style:vertical-align="middle" fo:padding="0cm" fo:border="none"/>
    </style:style>
    <style:style style:name="Tabella5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7" style:family="table">
      <style:table-properties style:width="16.806cm" table:align="margins"/>
    </style:style>
    <style:style style:name="Tabella7.A" style:family="table-column">
      <style:table-column-properties style:column-width="2.605cm" style:rel-column-width="10159*"/>
    </style:style>
    <style:style style:name="Tabella7.B" style:family="table-column">
      <style:table-column-properties style:column-width="9.089cm" style:rel-column-width="35443*"/>
    </style:style>
    <style:style style:name="Tabella7.C" style:family="table-column">
      <style:table-column-properties style:column-width="2.302cm" style:rel-column-width="8975*"/>
    </style:style>
    <style:style style:name="Tabella7.D" style:family="table-column">
      <style:table-column-properties style:column-width="2.81cm" style:rel-column-width="10958*"/>
    </style:style>
    <style:style style:name="Tabella7.A1" style:family="table-cell">
      <style:table-cell-properties style:vertical-align="middle" fo:padding="0.097cm" fo:border="none"/>
    </style:style>
    <style:style style:name="Tabella7.B1" style:family="table-cell">
      <style:table-cell-properties style:vertical-align="middle" fo:padding="0.097cm" fo:border="0.05pt solid #000000"/>
    </style:style>
    <style:style style:name="Tabella8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8.A" style:family="table-column">
      <style:table-column-properties style:column-width="2.607cm" style:rel-column-width="10165*"/>
    </style:style>
    <style:style style:name="Tabella8.B" style:family="table-column">
      <style:table-column-properties style:column-width="14.199cm" style:rel-column-width="55370*"/>
    </style:style>
    <style:style style:name="Tabella8.1" style:family="table-row">
      <style:table-row-properties fo:background-color="transparent" fo:keep-together="auto">
        <style:background-image/>
      </style:table-row-properties>
    </style:style>
    <style:style style:name="Tabella8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8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9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9.A" style:family="table-column">
      <style:table-column-properties style:column-width="5.106cm" style:rel-column-width="19912*"/>
    </style:style>
    <style:style style:name="Tabella9.B" style:family="table-column">
      <style:table-column-properties style:column-width="11.7cm" style:rel-column-width="45623*"/>
    </style:style>
    <style:style style:name="Tabella9.1" style:family="table-row">
      <style:table-row-properties fo:background-color="transparent" fo:keep-together="auto">
        <style:background-image/>
      </style:table-row-properties>
    </style:style>
    <style:style style:name="Tabella9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9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2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2.A" style:family="table-column">
      <style:table-column-properties style:column-width="4.604cm" style:rel-column-width="2610*"/>
    </style:style>
    <style:style style:name="Tabella12.B" style:family="table-column">
      <style:table-column-properties style:column-width="12.203cm" style:rel-column-width="6918*"/>
    </style:style>
    <style:style style:name="Tabella12.1" style:family="table-row">
      <style:table-row-properties fo:background-color="transparent" fo:keep-together="auto">
        <style:background-image/>
      </style:table-row-properties>
    </style:style>
    <style:style style:name="Tabella12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5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5.A" style:family="table-column">
      <style:table-column-properties style:column-width="4.604cm" style:rel-column-width="2610*"/>
    </style:style>
    <style:style style:name="Tabella15.B" style:family="table-column">
      <style:table-column-properties style:column-width="12.203cm" style:rel-column-width="6918*"/>
    </style:style>
    <style:style style:name="Tabella15.1" style:family="table-row">
      <style:table-row-properties fo:background-color="transparent" fo:keep-together="auto">
        <style:background-image/>
      </style:table-row-properties>
    </style:style>
    <style:style style:name="Tabella15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5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3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3.A" style:family="table-column">
      <style:table-column-properties style:column-width="4.604cm" style:rel-column-width="2610*"/>
    </style:style>
    <style:style style:name="Tabella13.B" style:family="table-column">
      <style:table-column-properties style:column-width="12.203cm" style:rel-column-width="6918*"/>
    </style:style>
    <style:style style:name="Tabella13.1" style:family="table-row">
      <style:table-row-properties fo:background-color="transparent" fo:keep-together="auto">
        <style:background-image/>
      </style:table-row-properties>
    </style:style>
    <style:style style:name="Tabella1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3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9" style:family="table">
      <style:table-properties style:width="16.806cm" table:align="margins"/>
    </style:style>
    <style:style style:name="Tabella19.A" style:family="table-column">
      <style:table-column-properties style:column-width="5.597cm" style:rel-column-width="21824*"/>
    </style:style>
    <style:style style:name="Tabella19.B" style:family="table-column">
      <style:table-column-properties style:column-width="11.21cm" style:rel-column-width="43711*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16.806cm" table:align="margins"/>
    </style:style>
    <style:style style:name="Tabella20.A" style:family="table-column">
      <style:table-column-properties style:column-width="2.731cm" style:rel-column-width="10645*"/>
    </style:style>
    <style:style style:name="Tabella20.B" style:family="table-column">
      <style:table-column-properties style:column-width="7.038cm" style:rel-column-width="27446*"/>
    </style:style>
    <style:style style:name="Tabella20.C" style:family="table-column">
      <style:table-column-properties style:column-width="7.038cm" style:rel-column-width="27444*"/>
    </style:style>
    <style:style style:name="Tabella20.1" style:family="table-row">
      <style:table-row-properties fo:keep-together="always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C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 style:master-page-name="">
      <style:table-properties style:width="16.806cm" style:page-number="auto" fo:break-before="auto" fo:break-after="auto" table:align="margins" fo:background-color="transparent" fo:keep-with-next="auto" style:may-break-between-rows="false" style:writing-mode="lr-tb" table:border-model="separating">
        <style:background-image/>
      </style:table-properties>
    </style:style>
    <style:style style:name="Tabella6.A" style:family="table-column">
      <style:table-column-properties style:column-width="2.395cm" style:rel-column-width="1358*"/>
    </style:style>
    <style:style style:name="Tabella6.B" style:family="table-column">
      <style:table-column-properties style:column-width="14.411cm" style:rel-column-width="8170*"/>
    </style:style>
    <style:style style:name="Tabella6.1" style:family="table-row">
      <style:table-row-properties fo:background-color="transparent" fo:keep-together="always">
        <style:background-image/>
      </style:table-row-properties>
    </style:style>
    <style:style style:name="Tabella6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6.B1" style:family="table-cell">
      <style:table-cell-properties style:vertical-align="middle" fo:background-color="transparent" style:border-line-width-left="0cm 0.026cm 0.026cm" style:border-line-width-right="0cm 0.026cm 0.026cm" style:border-line-width-top="0cm 0.026cm 0.026cm" fo:padding="0cm" fo:border-left="1pt double #000000" fo:border-right="1pt double #000000" fo:border-top="1pt double #000000" fo:border-bottom="0.05pt solid #000000" style:writing-mode="lr-tb">
        <style:background-image/>
      </style:table-cell-properties>
    </style:style>
    <style:style style:name="Tabella6.B2" style:family="table-cell">
      <style:table-cell-properties style:vertical-align="middle" fo:background-color="transparent" style:border-line-width-left="0cm 0.026cm 0.026cm" style:border-line-width-right="0cm 0.026cm 0.026cm" fo:padding="0cm" fo:border-left="1pt double #000000" fo:border-right="1pt double #000000" fo:border-top="0.05pt solid #000000" fo:border-bottom="0.05pt solid #000000" style:writing-mode="lr-tb">
        <style:background-image/>
      </style:table-cell-properties>
    </style:style>
    <style:style style:name="Tabella6.B3" style:family="table-cell">
      <style:table-cell-properties style:vertical-align="middle" fo:background-color="transparent" style:border-line-width-left="0cm 0.026cm 0.026cm" style:border-line-width-right="0cm 0.026cm 0.026cm" style:border-line-width-bottom="0cm 0.026cm 0.026cm" fo:padding="0cm" fo:border-left="1pt double #000000" fo:border-right="1pt double #000000" fo:border-top="0.05pt solid #000000" fo:border-bottom="1pt double #000000" style:writing-mode="lr-tb">
        <style:background-image/>
      </style:table-cell-properties>
    </style:style>
    <style:style style:name="Tabella10" style:family="table">
      <style:table-properties style:width="16.806cm" table:align="margins"/>
    </style:style>
    <style:style style:name="Tabella10.A" style:family="table-column">
      <style:table-column-properties style:column-width="16.806cm" style:rel-column-width="65535*"/>
    </style:style>
    <style:style style:name="Tabella10.A1" style:family="table-cell">
      <style:table-cell-properties fo:padding="0.097cm" fo:border="0.05pt solid #000000"/>
    </style:style>
    <style:style style:name="P1" style:family="paragraph" style:parent-style-name="Header" style:master-page-name="">
      <loext:graphic-properties draw:fill="none" draw:fill-hatch-name="hatch"/>
      <style:paragraph-properties fo:margin-left="0cm" fo:margin-right="0.3cm" fo:margin-top="0cm" fo:margin-bottom="2cm" style:contextual-spacing="false" fo:line-height="2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P2" style:family="paragraph" style:parent-style-name="Normale" style:master-page-name="">
      <loext:graphic-properties draw:fill="none"/>
      <style:paragraph-properties fo:margin-left="5.3cm" fo:margin-right="-0.3cm" fo:margin-top="0.704cm" fo:margin-bottom="0.704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officeooo:paragraph-rsid="010a8d94" fo:hyphenate="false" loext:hyphenation-no-caps="false"/>
    </style:style>
    <style:style style:name="P3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0858d8" fo:hyphenate="false" loext:hyphenation-no-caps="false"/>
    </style:style>
    <style:style style:name="P4" style:family="paragraph" style:parent-style-name="Normale">
      <style:paragraph-properties fo:margin-left="0cm" fo:margin-right="0cm" fo:margin-top="0.402cm" fo:margin-bottom="0.402cm" style:contextual-spacing="true" fo:line-height="100%" fo:text-indent="0cm" style:auto-text-indent="false">
        <style:tab-stops/>
      </style:paragraph-properties>
      <style:text-properties officeooo:paragraph-rsid="01113ad2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1113ad2"/>
    </style:style>
    <style:style style:name="P6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471bad"/>
    </style:style>
    <style:style style:name="P7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471bad"/>
    </style:style>
    <style:style style:name="P8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52e44e"/>
    </style:style>
    <style:style style:name="P9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68909c"/>
    </style:style>
    <style:style style:name="P10" style:family="paragraph" style:parent-style-name="Normale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5e6b8"/>
    </style:style>
    <style:style style:name="P11" style:family="paragraph" style:parent-style-name="Standard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f5ce9"/>
    </style:style>
    <style:style style:name="P12" style:family="paragraph" style:parent-style-name="Standard">
      <style:text-properties officeooo:paragraph-rsid="004e00d6"/>
    </style:style>
    <style:style style:name="P13" style:family="paragraph" style:parent-style-name="Table_20_Contents"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15" style:family="paragraph" style:parent-style-name="Table_20_Contents">
      <style:paragraph-properties fo:text-align="center" style:justify-single-word="false" fo:padding="0.049cm" fo:border="none"/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16" style:family="paragraph" style:parent-style-name="Table_20_Contents">
      <style:paragraph-properties fo:padding="0.049cm" fo:border="none"/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17" style:family="paragraph" style:parent-style-name="Table_20_Contents"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19" style:family="paragraph" style:parent-style-name="Table_20_Contents">
      <style:text-properties style:font-name="Titillium" fo:font-size="10pt" officeooo:rsid="006a653a" officeooo:paragraph-rsid="0052e44e" style:font-size-asian="10pt" style:font-name-complex="Titillium Web" style:font-size-complex="10pt"/>
    </style:style>
    <style:style style:name="P20" style:family="paragraph" style:parent-style-name="Table_20_Contents">
      <style:paragraph-properties fo:padding="0.049cm" fo:border="none"/>
      <style:text-properties style:font-name="Titillium" fo:font-size="10pt" officeooo:rsid="006a653a" officeooo:paragraph-rsid="00bf5ce9" style:font-size-asian="10pt" style:font-name-complex="Titillium Web" style:font-size-complex="10pt"/>
    </style:style>
    <style:style style:name="P21" style:family="paragraph" style:parent-style-name="Table_20_Contents">
      <style:paragraph-properties fo:padding="0.049cm" fo:border="none"/>
      <style:text-properties style:font-name="Titillium" fo:font-size="10pt" officeooo:rsid="006a653a" officeooo:paragraph-rsid="00b5e6b8" style:font-size-asian="10pt" style:font-name-complex="Titillium Web" style:font-size-complex="10pt"/>
    </style:style>
    <style:style style:name="P22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23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24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f5ce9" style:font-size-asian="10pt" style:font-name-complex="Titillium Web" style:font-size-complex="10pt"/>
    </style:style>
    <style:style style:name="P2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5e6b8" style:font-size-asian="10pt" style:font-name-complex="Titillium Web" style:font-size-complex="10pt"/>
    </style:style>
    <style:style style:name="P26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1113ad2" style:font-size-asian="10pt" style:font-name-complex="Titillium Web" style:font-size-complex="10pt"/>
    </style:style>
    <style:style style:name="P27" style:family="paragraph" style:parent-style-name="Table_20_Contents">
      <style:paragraph-properties fo:padding="0.049cm" fo:border="none"/>
      <style:text-properties style:font-name="Titillium" fo:font-size="10pt" officeooo:paragraph-rsid="00b439c8" style:font-size-asian="10pt" style:font-name-complex="Titillium Web" style:font-size-complex="10pt"/>
    </style:style>
    <style:style style:name="P28" style:family="paragraph" style:parent-style-name="Table_20_Contents">
      <style:paragraph-properties fo:padding="0.049cm" fo:border="none"/>
      <style:text-properties style:font-name="Titillium" fo:font-size="10pt" officeooo:rsid="01113ad2" officeooo:paragraph-rsid="01113ad2" style:font-size-asian="10pt" style:font-name-complex="Titillium Web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Titillium" fo:font-size="10pt" officeooo:rsid="0124b1d7" officeooo:paragraph-rsid="004e00d6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34" style:family="paragraph" style:parent-style-name="Table_20_Contents">
      <loext:graphic-properties draw:fill="none" draw:fill-gradient-name="gradient" draw:fill-hatch-name="hatch"/>
      <style:paragraph-properties fo:margin-left="0cm" fo:margin-right="0cm" fo:orphans="0" fo:widows="0" fo:hyphenation-ladder-count="no-limit" fo:text-indent="0cm" style:auto-text-indent="false" fo:background-color="transparent" fo:padding="0cm" fo:border="none" text:number-lines="false" text:line-number="0" style:join-border="false">
        <style:tab-stops/>
      </style:paragraph-properties>
      <style:text-properties style:font-name="Titillium" fo:font-size="10pt" style:font-size-asian="10pt" style:font-size-complex="10pt" fo:hyphenate="true" fo:hyphenation-remain-char-count="2" fo:hyphenation-push-char-count="2" loext:hyphenation-no-caps="false"/>
    </style:style>
    <style:style style:name="P3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size-complex="10pt"/>
    </style:style>
    <style:style style:name="P36" style:family="paragraph" style:parent-style-name="Table_20_Contents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style:font-name="Titillium" fo:font-size="10pt" officeooo:rsid="00185596" officeooo:paragraph-rsid="004e00d6" style:font-size-asian="10pt" style:font-size-complex="10pt" fo:hyphenate="true" fo:hyphenation-remain-char-count="2" fo:hyphenation-push-char-count="2" loext:hyphenation-no-caps="false"/>
    </style:style>
    <style:style style:name="P37" style:family="paragraph" style:parent-style-name="Table_20_Contents">
      <style:text-properties style:font-name="Titillium" fo:font-size="10pt" officeooo:rsid="00db6835" officeooo:paragraph-rsid="00db6835" style:font-size-asian="10pt" style:font-size-complex="10pt"/>
    </style:style>
    <style:style style:name="P38" style:family="paragraph" style:parent-style-name="Table_20_Contents">
      <style:text-properties style:font-name="Titillium" fo:font-size="10pt" fo:font-weight="bold" officeooo:rsid="00db6835" officeooo:paragraph-rsid="00db6835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Titillium" fo:font-size="9pt" officeooo:rsid="00e3ab46" officeooo:paragraph-rsid="00e3ab46" style:font-size-asian="9pt" style:font-name-complex="Titillium Web" style:font-size-complex="9pt"/>
    </style:style>
    <style:style style:name="P40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ca836" fo:hyphenate="false" loext:hyphenation-no-caps="false"/>
    </style:style>
    <style:style style:name="P41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429ec" fo:hyphenate="false" loext:hyphenation-no-caps="false"/>
    </style:style>
    <style:style style:name="P42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51cm" fo:border="0.06pt solid #000000">
        <style:tab-stops/>
      </style:paragraph-properties>
      <style:text-properties officeooo:paragraph-rsid="009429ec" fo:hyphenate="false" loext:hyphenation-no-caps="false"/>
    </style:style>
    <style:style style:name="P43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89880" fo:hyphenate="false" loext:hyphenation-no-caps="false"/>
    </style:style>
    <style:style style:name="P44" style:family="paragraph" style:parent-style-name="Normale" style:master-page-name="">
      <loext:graphic-properties draw:fill="none"/>
      <style:paragraph-properties fo:margin-left="1.4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45" style:family="paragraph" style:parent-style-name="Normale" style:master-page-name="">
      <loext:graphic-properties draw:fill="none"/>
      <style:paragraph-properties fo:margin-left="11.2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46" style:family="paragraph" style:parent-style-name="Normale" style:master-page-name="">
      <loext:graphic-properties draw:fill="none"/>
      <style:paragraph-properties fo:margin-left="11.5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e4fa7e" fo:hyphenate="false" loext:hyphenation-no-caps="false"/>
    </style:style>
    <style:style style:name="P47" style:family="paragraph" style:parent-style-name="Normale" style:master-page-name="">
      <loext:graphic-properties draw:fill="none"/>
      <style:paragraph-properties fo:margin-left="0.499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a71464" fo:hyphenate="false" loext:hyphenation-no-caps="false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db6835" fo:hyphenate="false" loext:hyphenation-no-caps="false"/>
    </style:style>
    <style:style style:name="P49" style:family="paragraph" style:parent-style-name="Normale">
      <style:paragraph-properties fo:margin-left="0cm" fo:margin-right="0cm" fo:line-height="150%" fo:text-indent="0cm" style:auto-text-indent="false">
        <style:tab-stops/>
      </style:paragraph-properties>
      <style:text-properties officeooo:paragraph-rsid="0068909c"/>
    </style:style>
    <style:style style:name="P50" style:family="paragraph" style:parent-style-name="Normale">
      <style:paragraph-properties fo:margin-left="0cm" fo:margin-right="0cm" fo:margin-top="0.101cm" fo:margin-bottom="0.101cm" style:contextual-spacing="true" fo:line-height="200%" fo:text-indent="0cm" style:auto-text-indent="false">
        <style:tab-stops/>
      </style:paragraph-properties>
      <style:text-properties style:font-name="Gotham Light" fo:font-size="11pt" fo:language="it" fo:country="IT" fo:font-weight="bold" officeooo:rsid="0052ddfb" officeooo:paragraph-rsid="0052ddfb" style:font-size-asian="9.60000038146973pt" style:font-weight-asian="bold" style:font-size-complex="11pt" style:font-weight-complex="bold"/>
    </style:style>
    <style:style style:name="P51" style:family="paragraph" style:parent-style-name="Standard">
      <style:text-properties officeooo:paragraph-rsid="01113ad2"/>
    </style:style>
    <style:style style:name="P52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15%" fo:hyphenation-ladder-count="no-limit" fo:text-indent="0cm" style:auto-text-indent="false" fo:break-before="auto" fo:break-after="auto" fo:background-color="transparent" fo:padding="0.049cm" fo:border="none">
        <style:tab-stops/>
      </style:paragraph-properties>
      <style:text-properties officeooo:paragraph-rsid="00db6835" fo:hyphenate="false" loext:hyphenation-no-caps="false"/>
    </style:style>
    <style:style style:name="P53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115972b" fo:hyphenate="false" loext:hyphenation-no-caps="false"/>
    </style:style>
    <style:style style:name="P54" style:family="paragraph" style:parent-style-name="Normale" style:master-page-name="">
      <loext:graphic-properties draw:fill="none"/>
      <style:paragraph-properties fo:margin-left="1.251cm" fo:margin-right="0cm" fo:margin-top="0cm" fo:margin-bottom="0cm" style:contextual-spacing="false" fo:line-height="100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12716a3" fo:hyphenate="false" loext:hyphenation-no-caps="false"/>
    </style:style>
    <style:style style:name="P55" style:family="paragraph" style:parent-style-name="Normale">
      <style:paragraph-properties fo:margin-left="0cm" fo:margin-right="0cm" fo:margin-top="0.302cm" fo:margin-bottom="0.302cm" style:contextual-spacing="true" fo:line-height="100%" fo:text-indent="0cm" style:auto-text-indent="false">
        <style:tab-stops/>
      </style:paragraph-properties>
      <style:text-properties officeooo:paragraph-rsid="01113ad2"/>
    </style:style>
    <style:style style:name="P56" style:family="paragraph" style:parent-style-name="Normale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size="11pt" fo:language="it" fo:country="IT" officeooo:rsid="004a828e" officeooo:paragraph-rsid="004a828e" style:font-size-asian="11pt" style:font-size-complex="11pt"/>
    </style:style>
    <style:style style:name="P57" style:family="paragraph" style:parent-style-name="Normale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a75c8" fo:hyphenate="false" loext:hyphenation-no-caps="false"/>
    </style:style>
    <style:style style:name="P58" style:family="paragraph" style:parent-style-name="Normale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3b6fd" fo:hyphenate="false" loext:hyphenation-no-caps="false"/>
    </style:style>
    <style:style style:name="P59" style:family="paragraph" style:parent-style-name="Normale">
      <loext:graphic-properties draw:fill="none" draw:fill-gradient-name="gradient" draw:fill-hatch-name="hatch"/>
      <style:paragraph-properties fo:margin-left="0cm" fo:margin-right="0cm" fo:margin-top="0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429ec" fo:hyphenate="false" loext:hyphenation-no-caps="false"/>
    </style:style>
    <style:style style:name="P60" style:family="paragraph" style:parent-style-name="Normale">
      <style:paragraph-properties fo:margin-left="0cm" fo:margin-right="0cm" fo:line-height="150%" fo:text-indent="0cm" style:auto-text-indent="false">
        <style:tab-stops/>
      </style:paragraph-properties>
      <style:text-properties style:font-name="Gotham Light" fo:font-size="12pt" fo:language="it" fo:country="IT" style:text-underline-style="solid" style:text-underline-width="auto" style:text-underline-color="font-color" fo:font-weight="normal" officeooo:rsid="00d6edb4" officeooo:paragraph-rsid="00d6edb4" style:font-size-asian="12pt" style:font-weight-asian="normal" style:font-size-complex="12pt" style:font-weight-complex="normal"/>
    </style:style>
    <style:style style:name="P61" style:family="paragraph" style:parent-style-name="Normale">
      <style:paragraph-properties fo:margin-left="0cm" fo:margin-right="0cm" fo:margin-top="0cm" fo:margin-bottom="0cm" style:contextual-spacing="true" fo:line-height="150%" fo:text-indent="0cm" style:auto-text-indent="false">
        <style:tab-stops/>
      </style:paragraph-properties>
      <style:text-properties officeooo:paragraph-rsid="00f28146"/>
    </style:style>
    <style:style style:name="P62" style:family="paragraph" style:parent-style-name="Normale">
      <loext:graphic-properties draw:fill="none"/>
      <style:paragraph-properties fo:margin-left="1.251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style:font-name="Titillium" fo:font-size="9pt" officeooo:paragraph-rsid="012716a3" style:font-size-asian="9pt" style:font-name-complex="Titillium Web" style:font-size-complex="9pt" fo:hyphenate="false" loext:hyphenation-no-caps="false"/>
    </style:style>
    <style:style style:name="P63" style:family="paragraph" style:parent-style-name="Table_20_Contents">
      <style:paragraph-properties fo:padding="0.049cm" fo:border="none"/>
      <style:text-properties style:font-name="Titillium" fo:font-size="10pt" officeooo:rsid="01113ad2" officeooo:paragraph-rsid="01113ad2" style:font-size-asian="10pt" style:font-name-complex="Titillium Web" style:font-size-complex="10pt"/>
    </style:style>
    <style:style style:name="P64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11623eb" style:font-size-asian="10pt" style:font-name-complex="Titillium Web" style:font-size-complex="10pt"/>
    </style:style>
    <style:style style:name="P65" style:family="paragraph" style:parent-style-name="Table_20_Contents">
      <loext:graphic-properties draw:fill="none"/>
      <style:paragraph-properties fo:margin-left="0cm" fo:margin-right="0.199cm" fo:text-align="end" style:justify-single-word="false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rsid="0115972b" officeooo:paragraph-rsid="0115972b" style:font-size-asian="10pt" style:font-name-complex="Titillium Web" style:font-size-complex="10pt"/>
    </style:style>
    <style:style style:name="P66" style:family="paragraph" style:parent-style-name="Table_20_Contents">
      <loext:graphic-properties draw:fill="none"/>
      <style:paragraph-properties fo:margin-left="0.101cm" fo:margin-right="0cm" fo:line-height="100%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115972b" style:font-size-asian="10pt" style:font-name-complex="Titillium Web" style:font-size-complex="10pt"/>
    </style:style>
    <style:style style:name="P67" style:family="paragraph" style:parent-style-name="Table_20_Contents">
      <loext:graphic-properties draw:fill="none"/>
      <style:paragraph-properties fo:margin-left="0.101cm" fo:margin-right="0cm" fo:line-height="100%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11623eb" style:font-size-asian="10pt" style:font-name-complex="Titillium Web" style:font-size-complex="10pt"/>
    </style:style>
    <style:style style:name="P68" style:family="paragraph" style:parent-style-name="Table_20_Contents">
      <style:text-properties style:font-name="Titillium" fo:font-size="10pt" officeooo:rsid="00db6835" officeooo:paragraph-rsid="01230536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Titillium" fo:font-size="9pt" fo:font-weight="bold" officeooo:rsid="00e3ab46" officeooo:paragraph-rsid="00e3ab46" style:font-size-asian="9pt" style:font-weight-asian="bold" style:font-name-complex="Titillium Web" style:font-size-complex="9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tillium" fo:font-size="9pt" fo:font-weight="bold" officeooo:rsid="011e08a2" officeooo:paragraph-rsid="011e08a2" style:font-size-asian="9pt" style:font-weight-asian="bold" style:font-name-complex="Titillium Web" style:font-size-complex="9pt" style:font-weight-complex="bold"/>
    </style:style>
    <style:style style:name="P71" style:family="paragraph" style:parent-style-name="Table_20_Contents">
      <style:text-properties style:font-name="Titillium" fo:font-size="9pt" officeooo:rsid="00e3ab46" officeooo:paragraph-rsid="00e3ab46" style:font-size-asian="9pt" style:font-name-complex="Titillium Web" style:font-size-complex="9pt"/>
    </style:style>
    <style:style style:name="T1" style:family="text">
      <style:text-properties fo:color="#2770b7" loext:opacity="100%" style:font-name="Gotham Light" fo:language="it" fo:country="IT"/>
    </style:style>
    <style:style style:name="T2" style:family="text">
      <style:text-properties fo:color="#2770b7" loext:opacity="100%" fo:language="it" fo:country="IT"/>
    </style:style>
    <style:style style:name="T3" style:family="text">
      <style:text-properties fo:color="#2770b7" loext:opacity="100%" style:font-name="Gotham Medium" fo:language="it" fo:country="IT"/>
    </style:style>
    <style:style style:name="T4" style:family="text">
      <style:text-properties style:font-name="Titillium" fo:font-size="10pt" fo:language="it" fo:country="IT" officeooo:rsid="0042e71c" style:font-size-asian="10pt" style:font-name-complex="Titillium Web" style:font-size-complex="10pt"/>
    </style:style>
    <style:style style:name="T5" style:family="text">
      <style:text-properties style:font-name="Titillium" fo:font-size="10pt" fo:language="it" fo:country="IT" officeooo:rsid="0048a944" style:font-size-asian="10pt" style:font-name-complex="Titillium Web" style:font-size-complex="10pt"/>
    </style:style>
    <style:style style:name="T6" style:family="text">
      <style:text-properties style:font-name="Titillium" fo:font-size="10pt" fo:language="it" fo:country="IT" officeooo:rsid="00516e26" style:font-size-asian="10pt" style:font-name-complex="Titillium Web" style:font-size-complex="10pt"/>
    </style:style>
    <style:style style:name="T7" style:family="text">
      <style:text-properties style:font-name="Titillium" fo:font-size="10pt" fo:language="it" fo:country="IT" officeooo:rsid="0052ddfb" style:font-size-asian="10pt" style:font-name-complex="Titillium Web" style:font-size-complex="10pt"/>
    </style:style>
    <style:style style:name="T8" style:family="text">
      <style:text-properties style:font-name="Titillium" fo:font-size="10pt" fo:language="it" fo:country="IT" officeooo:rsid="0052e44e" style:font-size-asian="10pt" style:font-name-complex="Titillium Web" style:font-size-complex="10pt"/>
    </style:style>
    <style:style style:name="T9" style:family="text">
      <style:text-properties style:font-name="Titillium" fo:font-size="10pt" fo:language="it" fo:country="IT" officeooo:rsid="007db8a3" style:font-size-asian="10pt" style:font-name-complex="Titillium Web" style:font-size-complex="10pt"/>
    </style:style>
    <style:style style:name="T10" style:family="text">
      <style:text-properties style:font-name="Titillium" fo:font-size="10pt" fo:language="it" fo:country="IT" officeooo:rsid="00806537" style:font-size-asian="10pt" style:font-name-complex="Titillium Web" style:font-size-complex="10pt"/>
    </style:style>
    <style:style style:name="T11" style:family="text">
      <style:text-properties style:font-name="Titillium" fo:font-size="10pt" fo:language="it" fo:country="IT" officeooo:rsid="008a75c8" style:font-size-asian="10pt" style:font-name-complex="Titillium Web" style:font-size-complex="10pt"/>
    </style:style>
    <style:style style:name="T12" style:family="text">
      <style:text-properties style:font-name="Titillium" fo:font-size="10pt" fo:language="it" fo:country="IT" officeooo:rsid="008ca836" style:font-size-asian="10pt" style:font-name-complex="Titillium Web" style:font-size-complex="10pt"/>
    </style:style>
    <style:style style:name="T13" style:family="text">
      <style:text-properties style:font-name="Titillium" fo:font-size="10pt" fo:language="it" fo:country="IT" officeooo:rsid="009e64ab" style:font-size-asian="10pt" style:font-name-complex="Titillium Web" style:font-size-complex="10pt"/>
    </style:style>
    <style:style style:name="T14" style:family="text">
      <style:text-properties style:font-name="Titillium" fo:font-size="10pt" fo:language="it" fo:country="IT" officeooo:rsid="00b20dee" style:font-size-asian="10pt" style:font-name-complex="Titillium Web" style:font-size-complex="10pt"/>
    </style:style>
    <style:style style:name="T15" style:family="text">
      <style:text-properties style:font-name="Titillium" fo:font-size="10pt" fo:language="it" fo:country="IT" officeooo:rsid="00db6835" style:font-size-asian="10pt" style:font-name-complex="Titillium Web" style:font-size-complex="10pt"/>
    </style:style>
    <style:style style:name="T16" style:family="text">
      <style:text-properties style:font-name="Titillium" fo:font-size="10pt" fo:language="it" fo:country="IT" officeooo:rsid="00e4fa7e" style:font-size-asian="10pt" style:font-name-complex="Titillium Web" style:font-size-complex="10pt"/>
    </style:style>
    <style:style style:name="T17" style:family="text">
      <style:text-properties style:font-name="Titillium" fo:font-size="10pt" fo:language="it" fo:country="IT" style:text-underline-style="solid" style:text-underline-width="auto" style:text-underline-color="font-color" officeooo:rsid="009e64ab" style:font-size-asian="10pt" style:font-name-complex="Titillium Web" style:font-size-complex="10pt"/>
    </style:style>
    <style:style style:name="T18" style:family="text">
      <style:text-properties style:font-name="Titillium" fo:font-size="10pt" fo:language="it" fo:country="IT" fo:font-weight="normal" officeooo:rsid="00516e26" style:font-size-asian="10pt" style:font-weight-asian="normal" style:font-name-complex="Titillium Web" style:font-size-complex="10pt" style:font-weight-complex="normal"/>
    </style:style>
    <style:style style:name="T19" style:family="text">
      <style:text-properties style:font-name="Gotham Book" fo:font-size="16pt" style:font-size-asian="16pt" style:font-size-complex="16pt"/>
    </style:style>
    <style:style style:name="T20" style:family="text">
      <style:text-properties style:font-name="Gotham Book" fo:font-size="16pt" officeooo:rsid="00d6edb4" style:font-size-asian="16pt" style:font-size-complex="16pt"/>
    </style:style>
    <style:style style:name="T21" style:family="text">
      <style:text-properties style:font-name="Gotham Book" fo:font-size="16pt" officeooo:rsid="00d6edb4" style:font-size-asian="16pt" style:font-name-complex="Titillium Web" style:font-size-complex="16pt"/>
    </style:style>
    <style:style style:name="T22" style:family="text">
      <style:text-properties style:font-name="Gotham Book" fo:font-size="16pt" officeooo:rsid="01113ad2" style:font-size-asian="16pt" style:font-name-complex="Titillium Web" style:font-size-complex="16pt"/>
    </style:style>
    <style:style style:name="T23" style:family="text">
      <style:text-properties style:font-name="Gotham Light" fo:font-size="10pt" fo:language="it" fo:country="IT" officeooo:rsid="007cee5e" style:font-size-asian="10pt" style:font-name-complex="Titillium Web" style:font-size-complex="10pt"/>
    </style:style>
    <style:style style:name="T24" style:family="text">
      <style:text-properties style:font-name="Gotham Light" fo:font-size="10pt" fo:language="it" fo:country="IT" officeooo:rsid="008a75c8" style:font-size-asian="10pt" style:font-name-complex="Titillium Web" style:font-size-complex="10pt"/>
    </style:style>
    <style:style style:name="T25" style:family="text">
      <style:text-properties style:font-name="Gotham Light" fo:font-size="10pt" fo:language="it" fo:country="IT" officeooo:rsid="008ca836" style:font-size-asian="10pt" style:font-name-complex="Titillium Web" style:font-size-complex="10pt"/>
    </style:style>
    <style:style style:name="T26" style:family="text">
      <style:text-properties style:font-name="Gotham Light" fo:font-size="10pt" fo:language="it" fo:country="IT" officeooo:rsid="00e42e5d" style:font-size-asian="10pt" style:font-name-complex="Titillium Web" style:font-size-complex="10pt"/>
    </style:style>
    <style:style style:name="T27" style:family="text">
      <style:text-properties style:font-name="Gotham Light" fo:font-size="12pt" fo:language="it" fo:country="IT" fo:font-weight="bold" officeooo:rsid="008a75c8" style:font-size-asian="12pt" style:font-weight-asian="bold" style:font-name-complex="Titillium Web" style:font-size-complex="12pt" style:font-weight-complex="bold"/>
    </style:style>
    <style:style style:name="T28" style:family="text">
      <style:text-properties style:font-name="Gotham Light" fo:font-size="12pt" fo:language="it" fo:country="IT" fo:font-weight="bold" officeooo:rsid="00f28146" style:font-size-asian="12pt" style:font-weight-asian="bold" style:font-name-complex="Titillium Web" style:font-size-complex="12pt" style:font-weight-complex="bold"/>
    </style:style>
    <style:style style:name="T29" style:family="text">
      <style:text-properties style:font-name="Gotham Light" fo:font-size="12pt" fo:language="it" fo:country="IT" fo:font-weight="bold" officeooo:rsid="01113ad2" style:font-size-asian="12pt" style:font-weight-asian="bold" style:font-name-complex="Titillium Web" style:font-size-complex="12pt" style:font-weight-complex="bold"/>
    </style:style>
    <style:style style:name="T30" style:family="text">
      <style:text-properties style:font-name="Gotham Light" fo:font-size="12pt" fo:language="it" fo:country="IT" officeooo:rsid="008a75c8" style:font-size-asian="12pt" style:font-name-complex="Titillium Web" style:font-size-complex="12pt"/>
    </style:style>
    <style:style style:name="T31" style:family="text">
      <style:text-properties style:font-name="Gotham Light" fo:font-size="12pt" fo:language="it" fo:country="IT" officeooo:rsid="01113ad2" style:font-size-asian="12pt" style:font-name-complex="Titillium Web" style:font-size-complex="12pt"/>
    </style:style>
    <style:style style:name="T32" style:family="text">
      <style:text-properties style:font-name="Gotham Light" fo:font-size="12pt" fo:language="it" fo:country="IT" officeooo:rsid="007cee5e" style:font-size-asian="12pt" style:font-name-complex="Titillium Web" style:font-size-complex="12pt"/>
    </style:style>
    <style:style style:name="T33" style:family="text">
      <style:text-properties style:font-name="Gotham Light" fo:font-size="12pt" fo:language="it" fo:country="IT" officeooo:rsid="00f28146" style:font-size-asian="12pt" style:font-name-complex="Titillium Web" style:font-size-complex="12pt"/>
    </style:style>
    <style:style style:name="T34" style:family="text">
      <style:text-properties style:font-name="Gotham Light" fo:font-size="12pt" fo:language="it" fo:country="IT" officeooo:rsid="00e42e5d" style:font-size-asian="12pt" style:font-name-complex="Titillium Web" style:font-size-complex="12pt"/>
    </style:style>
    <style:style style:name="T35" style:family="text">
      <style:text-properties style:font-name="Gotham Light" fo:font-size="12pt" fo:language="it" fo:country="IT" officeooo:rsid="008ca836" style:font-size-asian="12pt" style:font-name-complex="Titillium Web" style:font-size-complex="12pt"/>
    </style:style>
    <style:style style:name="T36" style:family="text">
      <style:text-properties style:font-name="Gotham Light" fo:font-size="12pt" fo:language="it" fo:country="IT" fo:font-weight="normal" officeooo:rsid="00516e26" style:font-size-asian="12pt" style:font-weight-asian="normal" style:font-name-complex="Titillium Web" style:font-size-complex="12pt" style:font-weight-complex="normal"/>
    </style:style>
    <style:style style:name="T37" style:family="text">
      <style:text-properties style:font-name="Gotham Light" fo:font-size="12pt" fo:language="it" fo:country="IT" fo:font-weight="normal" officeooo:rsid="01113ad2" style:font-size-asian="12pt" style:font-weight-asian="normal" style:font-name-complex="Titillium Web" style:font-size-complex="12pt" style:font-weight-complex="normal"/>
    </style:style>
    <style:style style:name="T38" style:family="text">
      <style:text-properties style:font-name="Gotham Light" fo:font-size="12pt" fo:language="it" fo:country="IT" fo:font-weight="normal" officeooo:rsid="0115972b" style:font-size-asian="12pt" style:font-weight-asian="normal" style:font-name-complex="Titillium Web" style:font-size-complex="12pt" style:font-weight-complex="normal"/>
    </style:style>
    <style:style style:name="T39" style:family="text">
      <style:text-properties style:font-name="Gotham Light" fo:font-size="12pt" fo:language="it" fo:country="IT" fo:font-weight="normal" officeooo:rsid="00f28146" style:font-size-asian="12pt" style:font-weight-asian="normal" style:font-name-complex="Titillium Web" style:font-size-complex="12pt" style:font-weight-complex="normal"/>
    </style:style>
    <style:style style:name="T40" style:family="text">
      <style:text-properties style:font-name="Gotham Light" fo:font-size="12pt" fo:language="it" fo:country="IT" style:text-underline-style="solid" style:text-underline-width="auto" style:text-underline-color="font-color" fo:font-weight="normal" officeooo:rsid="00f28146" style:font-size-asian="12pt" style:font-weight-asian="normal" style:font-name-complex="Titillium Web" style:font-size-complex="12pt" style:font-weight-complex="normal"/>
    </style:style>
    <style:style style:name="T41" style:family="text">
      <style:text-properties style:font-name="Gotham Light" fo:font-size="12pt" fo:language="it" fo:country="IT" style:text-underline-style="solid" style:text-underline-width="auto" style:text-underline-color="font-color" fo:font-weight="normal" officeooo:rsid="01113ad2" style:font-size-asian="12pt" style:font-weight-asian="normal" style:font-name-complex="Titillium Web" style:font-size-complex="12pt" style:font-weight-complex="normal"/>
    </style:style>
    <style:style style:name="T42" style:family="text">
      <style:text-properties officeooo:rsid="00f28146"/>
    </style:style>
    <style:style style:name="T43" style:family="text">
      <style:text-properties fo:font-size="12pt" fo:language="it" fo:country="IT" fo:font-weight="bold" officeooo:rsid="008a75c8" style:font-size-asian="12pt" style:font-weight-asian="bold" style:font-name-complex="Titillium Web" style:font-size-complex="12pt" style:font-weight-complex="bold"/>
    </style:style>
    <style:style style:name="T44" style:family="text">
      <style:text-properties fo:font-size="12pt" fo:language="it" fo:country="IT" officeooo:rsid="008a75c8" style:font-size-asian="12pt" style:font-name-complex="Titillium Web" style:font-size-complex="12pt"/>
    </style:style>
    <style:style style:name="T45" style:family="text">
      <style:text-properties fo:font-size="10pt" fo:language="it" fo:country="IT" officeooo:rsid="008a75c8" style:font-size-asian="10pt" style:font-name-complex="Titillium Web" style:font-size-complex="10pt"/>
    </style:style>
    <style:style style:name="T46" style:family="text">
      <style:text-properties fo:font-size="10pt" fo:language="it" fo:country="IT" officeooo:rsid="00516e26" style:font-size-asian="10pt" style:font-size-complex="10pt"/>
    </style:style>
    <style:style style:name="T47" style:family="text">
      <style:text-properties officeooo:rsid="011623eb"/>
    </style:style>
    <style:style style:name="T48" style:family="text">
      <style:text-properties style:font-name="Gotham Light" fo:font-size="10pt" fo:language="it" fo:country="IT" officeooo:rsid="008a75c8" style:font-size-asian="10pt" style:font-name-complex="Titillium Web" style:font-size-complex="10pt"/>
    </style:style>
    <style:style style:name="T49" style:family="text">
      <style:text-properties style:font-name="Gotham Light" fo:font-size="10pt" fo:language="it" fo:country="IT" officeooo:rsid="00db6835" style:font-size-asian="10pt" style:font-name-complex="Titillium Web" style:font-size-complex="10pt"/>
    </style:style>
    <style:style style:name="T50" style:family="text">
      <style:text-properties style:font-name="Gotham Light" fo:font-size="12pt" fo:language="it" fo:country="IT" fo:font-weight="bold" officeooo:rsid="008a75c8" style:font-size-asian="12pt" style:font-weight-asian="bold" style:font-name-complex="Titillium Web" style:font-size-complex="12pt" style:font-weight-complex="bold"/>
    </style:style>
    <style:style style:name="T51" style:family="text">
      <style:text-properties style:font-name="Gotham Light" fo:font-size="12pt" fo:language="it" fo:country="IT" officeooo:rsid="008a75c8" style:font-size-asian="12pt" style:font-name-complex="Titillium Web" style:font-size-complex="12pt"/>
    </style:style>
    <style:style style:name="T52" style:family="text">
      <style:text-properties style:font-name="Gotham Light" fo:font-size="12pt" fo:language="it" fo:country="IT" officeooo:rsid="00db6835" style:font-size-asian="12pt" style:font-name-complex="Titillium Web" style:font-size-complex="12pt"/>
    </style:style>
    <style:style style:name="T53" style:family="text">
      <style:text-properties style:font-name="Gotham Light" fo:font-size="12pt" fo:language="it" fo:country="IT" fo:font-weight="normal" officeooo:rsid="008a75c8" style:font-size-asian="12pt" style:font-weight-asian="normal" style:font-name-complex="Titillium Web" style:font-size-complex="12pt" style:font-weight-complex="normal"/>
    </style:style>
    <style:style style:name="T54" style:family="text">
      <style:text-properties style:font-name="Gotham Light" fo:language="it" fo:country="IT" officeooo:rsid="008a75c8" style:font-name-complex="Titillium Web"/>
    </style:style>
    <style:style style:name="T55" style:family="text">
      <style:text-properties style:font-name="Gotham Light" fo:language="it" fo:country="IT" fo:font-weight="bold" officeooo:rsid="008a75c8" style:font-weight-asian="bold" style:font-name-complex="Titillium Web" style:font-weight-complex="bold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pan text:style-name="T19">Segnalazione nel ambito </text:span><text:span text:style-name="T20">della </text:span><text:span text:style-name="Car._20_predefinito_20_paragrafo"><text:span text:style-name="T21">Vigilanza </text:span></text:span><text:span text:style-name="Car._20_predefinito_20_paragrafo"><text:span text:style-name="T22">sulla trasparenza</text:span></text:span></text:p>
      <text:p text:style-name="P50"/>
      <text:p text:style-name="P60">Dati del segnalan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561933118256">
          <table:table-cell table:style-name="Table1.A1" office:value-type="string">
            <text:p text:style-name="P29">Nome</text:p>
          </table:table-cell>
          <table:table-cell table:style-name="Table1.B1" office:value-type="string">
            <text:p text:style-name="P36">${segnalazione.segnalante.nome!}</text:p>
          </table:table-cell>
          <table:table-cell table:style-name="Table1.A1" office:value-type="string">
            <text:p text:style-name="P30">Cognome</text:p>
          </table:table-cell>
          <table:table-cell table:style-name="Table1.B1" office:value-type="string">
            <text:p text:style-name="P31">${segnalazione.segnalante.cognome!}</text:p>
          </table:table-cell>
        </table:table-row>
      </table:table>
      <text:p text:style-name="P12"><text:span text:style-name="Car._20_predefinito_20_paragrafo"><text:span text:style-name="T5"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32">Codice fiscale</text:p>
          </table:table-cell>
          <table:table-cell table:style-name="Tabella1.B1" office:value-type="string">
            <text:p text:style-name="P34">${segnalazione.segnalante.codiceFiscale!}</text:p>
          </table:table-cell>
          <table:table-cell table:style-name="Tabella1.A1" office:value-type="string">
            <text:p text:style-name="P33">Qualifica</text:p>
          </table:table-cell>
          <table:table-cell table:style-name="Tabella1.B1" office:value-type="string">
            <text:p text:style-name="P35">${segnalazione.segnalante.qualifica!}</text:p>
          </table:table-cell>
        </table:table-row>
      </table:table>
      <text:p text:style-name="P9"><text:span text:style-name="Car._20_predefinito_20_paragrafo"><text:span text:style-name="T7">[#if segnalazione.segnalante.qualifica != "Giornalista" &amp;&amp; segnalazione.segnalante.qualifica != "Cittadino"]</text:span></text:span></text:p>
      <text:p text:style-name="P49"><text:span text:style-name="Car._20_predefinito_20_paragrafo"><text:span text:style-name="T8">Amministrazione/Ente presso cui svolge la qualifica di ${segnalazione.segnalante.qualifica}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3">Denominazione</text:p>
          </table:table-cell>
          <table:table-cell table:style-name="Tabella2.B1" office:value-type="string">
            <text:p text:style-name="P23">${segnalazione.segnalante.ente.denominazione}</text:p>
          </table:table-cell>
          <table:table-cell table:style-name="Tabella2.A1" office:value-type="string">
            <text:p text:style-name="P14">Codice fiscale</text:p>
          </table:table-cell>
          <table:table-cell table:style-name="Tabella2.B1" office:value-type="string">
            <text:p text:style-name="P23">${segnalazione.segnalante.ente.codiceFiscale!}</text:p>
          </table:table-cell>
        </table:table-row>
      </table:table>
      <text:p text:style-name="P8"><text:span text:style-name="Car._20_predefinito_20_paragrafo"><text:span text:style-name="T8"/>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9">Comune</text:p>
          </table:table-cell>
          <table:table-cell table:style-name="Tabella3.B1" office:value-type="string">
            <text:p text:style-name="P23">${segnalazione.segnalante.ente.comune} (${segnalazione.segnalante.ente.provincia})</text:p>
          </table:table-cell>
        </table:table-row>
      </table:table>
      <text:p text:style-name="P7"><text:span text:style-name="Car._20_predefinito_20_paragrafo"><text:span text:style-name="T4"/>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ipologia ente</text:p>
          </table:table-cell>
          <table:table-cell table:style-name="Tabella4.B1" office:value-type="string">
            <text:p text:style-name="P22">${segnalazione.segnalante.ente.tipoEnte!}</text:p>
          </table:table-cell>
        </table:table-row>
      </table:table>
      <text:p text:style-name="P7"><text:span text:style-name="Car._20_predefinito_20_paragrafo"><text:span text:style-name="T4"/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17">Mail</text:p>
          </table:table-cell>
          <table:table-cell table:style-name="Tabella5.B1" office:value-type="string">
            <text:p text:style-name="P23">${segnalazione.segnalante.ente.mail!}</text:p>
          </table:table-cell>
          <table:table-cell table:style-name="Tabella5.A1" office:value-type="string">
            <text:p text:style-name="P18">PEC</text:p>
          </table:table-cell>
          <table:table-cell table:style-name="Tabella5.B1" office:value-type="string">
            <text:p text:style-name="P23">${segnalazione.segnalante.ente.pec!}</text:p>
          </table:table-cell>
          <table:table-cell table:style-name="Tabella5.A1" office:value-type="string">
            <text:p text:style-name="P18">Telefono</text:p>
          </table:table-cell>
          <table:table-cell table:style-name="Tabella5.B1" office:value-type="string">
            <text:p text:style-name="P23">${segnalazione.segnalante.ente.telefono!}</text:p>
          </table:table-cell>
        </table:table-row>
      </table:table>
      <text:p text:style-name="P6"><text:span text:style-name="Car._20_predefinito_20_paragrafo"><text:span text:style-name="T4">[/#if]</text:span></text:span></text:p>
      <text:p text:style-name="P61"><text:span text:style-name="Car._20_predefinito_20_paragrafo"><text:span text:style-name="T40">Dati identificativi ente segnalato</text:span>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 table:style-name="TableLine2561933138928">
          <table:table-cell table:style-name="Tabella7.A1" office:value-type="string">
            <text:p text:style-name="P16">Denominazione</text:p>
          </table:table-cell>
          <table:table-cell table:style-name="Tabella7.B1" office:value-type="string">
            <text:p text:style-name="P27">${segnalazione.ente.denominazione}</text:p>
          </table:table-cell>
          <table:table-cell table:style-name="Tabella7.A1" office:value-type="string">
            <text:p text:style-name="P15">Codice fiscale</text:p>
          </table:table-cell>
          <table:table-cell table:style-name="Tabella7.B1" office:value-type="string">
            <text:p text:style-name="P27">${segnalazione.ente.codiceFiscale!}</text:p>
          </table:table-cell>
        </table:table-row>
      </table:table>
      <text:p text:style-name="P10"><text:span text:style-name="Car._20_predefinito_20_paragrafo"><text:span text:style-name="T14"/></text:span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21">Comune</text:p>
          </table:table-cell>
          <table:table-cell table:style-name="Tabella8.B1" office:value-type="string">
            <text:p text:style-name="P25">${segnalazione.ente.comune!} (${segnalazione.ente.provincia!})</text:p>
          </table:table-cell>
        </table:table-row>
      </table:table>
      <text:p text:style-name="P11"><text:span text:style-name="Car._20_predefinito_20_paragrafo"><text:span text:style-name="T4"/>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20">Tipologia <text:span text:style-name="T42">Ente/Amministrazione</text:span></text:p>
          </table:table-cell>
          <table:table-cell table:style-name="Tabella9.B1" office:value-type="string">
            <text:p text:style-name="P24">${segnalazione.ente.tipoEnte!}</text:p>
          </table:table-cell>
        </table:table-row>
      </table:table>
      <text:p text:style-name="P55"><text:span text:style-name="Car._20_predefinito_20_paragrafo"><text:span text:style-name="T41">Oggetto della segnalazione</text:span></text:span></text:p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28">Tipologia segnalazione</text:p>
          </table:table-cell>
          <table:table-cell table:style-name="Tabella12.B1" office:value-type="string">
            <text:p text:style-name="P26">Amministrazione/Società Trasparente</text:p>
          </table:table-cell>
        </table:table-row>
      </table:table>
      <text:p text:style-name="P5"><text:span text:style-name="Car._20_predefinito_20_paragrafo"><text:span text:style-name="T18"/></text:span></text:p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28">Link del sito web</text:p>
          </table:table-cell>
          <table:table-cell table:style-name="Tabella15.B1" office:value-type="string">
            <text:p text:style-name="P26">${segnalazione.link!}</text:p>
          </table:table-cell>
        </table:table-row>
      </table:table>
      <text:p text:style-name="P51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28">Contenuto della segnalazione</text:p>
          </table:table-cell>
          <table:table-cell table:style-name="Tabella13.B1" office:value-type="string">
            <text:p text:style-name="P26">${segnalazione.contenuto!}</text:p>
          </table:table-cell>
        </table:table-row>
      </table:table>
      <text:p text:style-name="P4"><text:span text:style-name="Car._20_predefinito_20_paragrafo"><text:span text:style-name="T36">[#if segnalazione.contenuto?starts_with("Carenze")]</text:span></text:span><text:span text:style-name="Car._20_predefinito_20_paragrafo"><text:span text:style-name="T37">Si segnalano </text:span></text:span><text:span text:style-name="Car._20_predefinito_20_paragrafo"><text:span text:style-name="T38">carenze nel</text:span></text:span><text:span text:style-name="Car._20_predefinito_20_paragrafo"><text:span text:style-name="T37">le seguenti </text:span></text:span><text:span text:style-name="Car._20_predefinito_20_paragrafo"><text:span text:style-name="T38">sezioni</text:span></text:span><text:span text:style-name="Car._20_predefinito_20_paragrafo"><text:span text:style-name="T37">:[#list segnalazione.carenze as ca]</text:span></text:span></text:p>
      <table:table table:name="Tabella6" table:style-name="Tabella6">
        <table:table-column table:style-name="Tabella6.A"/>
        <table:table-column table:style-name="Tabella6.B"/>
        <text:soft-page-break/>
        <table:table-row table:style-name="Tabella6.1">
          <table:table-cell table:style-name="Tabella6.A1" office:value-type="string">
            <text:p text:style-name="P65">Sezione</text:p>
          </table:table-cell>
          <table:table-cell table:style-name="Tabella6.B1" office:value-type="string">
            <text:p text:style-name="P66">${ca.sezione}</text:p>
          </table:table-cell>
        </table:table-row>
        <table:table-row table:style-name="Tabella6.1">
          <table:table-cell table:style-name="Tabella6.A1" office:value-type="string">
            <text:p text:style-name="P65">Sotto sezioni</text:p>
          </table:table-cell>
          <table:table-cell table:style-name="Tabella6.B2" office:value-type="string">
            <text:p text:style-name="P64">[#if ca.sottoSezioni?has_content][#list ca.sottoSezioni as sottoSezione] - ${sottoSezione}</text:p>
            <text:p text:style-name="P67">[/#list][/#if]</text:p>
          </table:table-cell>
        </table:table-row>
        <table:table-row table:style-name="Tabella6.1">
          <table:table-cell table:style-name="Tabella6.A1" office:value-type="string">
            <text:p text:style-name="P65">Descrizione</text:p>
          </table:table-cell>
          <table:table-cell table:style-name="Tabella6.B3" office:value-type="string">
            <text:p text:style-name="P66">[#if ca.contenutoObbligo?has_content]${ca.contenutoObbligo}[#else]Descrizione non fornita[/#if]</text:p>
          </table:table-cell>
        </table:table-row>
      </table:table>
      <text:p text:style-name="P53"><text:span text:style-name="Car._20_predefinito_20_paragrafo"><text:span text:style-name="T6">[/#list]</text:span></text:span></text:p>
      <text:p text:style-name="P3"><text:span text:style-name="Car._20_predefinito_20_paragrafo"><text:span text:style-name="T6">[/#if]</text:span></text:span></text:p>
      <text:p text:style-name="P52"><text:span text:style-name="Car._20_predefinito_20_paragrafo"><text:span text:style-name="T15">[#if segnalazione.contenzioso &amp;&amp; segnalazione.contenziosi?size &gt; 0]</text:span></text:span><text:span text:style-name="Car._20_predefinito_20_paragrafo"><text:span text:style-name="T52">Si segnalano i seguenti contenziosi sul medesimo oggetto</text:span></text:span></text:p>
      <table:table table:name="Tabella19" table:style-name="Tabella19">
        <table:table-column table:style-name="Tabella19.A"/>
        <table:table-column table:style-name="Tabella19.B"/>
        <table:table-row table:style-name="TableLine2561933129136">
          <table:table-cell table:style-name="Tabella19.A1" office:value-type="string">
            <text:p text:style-name="P38">Tipo di contenzioso</text:p>
          </table:table-cell>
          <table:table-cell table:style-name="Tabella19.B1" office:value-type="string">
            <text:p text:style-name="P38">Estremi del contenzioso</text:p>
          </table:table-cell>
        </table:table-row>
        <table:table-row table:style-name="TableLine2561933135664">
          <table:table-cell table:style-name="Tabella19.A2" office:value-type="string">
            <text:p text:style-name="P37"><text:text-input text:description="@before-row[#list segnalazione.contenziosi as c]">@before-row[#list segnalazione.contenziosi as c]</text:text-input><text:text-input text:description="${c.tipo.tipo}">${c.tipo.tipo}</text:text-input><text:text-input text:description="@after-row[/#list]">@after-row[/#list]</text:text-input></text:p>
          </table:table-cell>
          <table:table-cell table:style-name="Tabella19.B2" office:value-type="string">
            <text:p text:style-name="P68">${c.estremi!}</text:p>
          </table:table-cell>
        </table:table-row>
      </table:table>
      <text:p text:style-name="P48"><text:span text:style-name="Car._20_predefinito_20_paragrafo"><text:span text:style-name="T15">[#else]</text:span></text:span><text:span text:style-name="Car._20_predefinito_20_paragrafo"><text:span text:style-name="T52">Non si segnalano contenziosi sul medesimo oggetto a conoscenza del segnalante</text:span></text:span><text:span text:style-name="Car._20_predefinito_20_paragrafo"><text:span text:style-name="T15">[/#if]</text:span></text:span></text:p>
      <text:p text:style-name="P58"><text:span text:style-name="Car._20_predefinito_20_paragrafo"><text:span text:style-name="T9">[#if segnalazione.altriSoggetti[0] != "Nessuno"]</text:span></text:span><text:span text:style-name="Car._20_predefinito_20_paragrafo"><text:span text:style-name="T32">La segnalazione è stata inviata anche ai seguenti soggetti istituzionali:</text:span></text:span></text:p>
      <table:table table:name="Tabella10" table:style-name="Tabella10">
        <table:table-column table:style-name="Tabella10.A"/>
        <table:table-row table:style-name="TableLine2560052540560">
          <table:table-cell table:style-name="Tabella10.A1" office:value-type="string">
            <text:p text:style-name="P54"><text:span text:style-name="Car._20_predefinito_20_paragrafo"><text:span text:style-name="T6">[#list segnalazione.altriSoggetti as soggetto] - ${soggetto}</text:span></text:span></text:p>
            <text:p text:style-name="P62"><text:span text:style-name="Car._20_predefinito_20_paragrafo"><text:span text:style-name="T46">[/#list][/#if]</text:span></text:span></text:p>
          </table:table-cell>
        </table:table-row>
      </table:table>
      <text:p text:style-name="P58"><text:span text:style-name="Car._20_predefinito_20_paragrafo"><text:span text:style-name="T6"/></text:span></text:p>
      <text:p text:style-name="P57"><text:span text:style-name="Car._20_predefinito_20_paragrafo"><text:span text:style-name="T53">[#if segnalazione.allegati?size &gt; 0]Elenco della documentazione allegata:</text:span></text:span></text:p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p text:style-name="P69">Nome file</text:p>
          </table:table-cell>
          <table:table-cell table:style-name="Tabella20.A1" office:value-type="string">
            <text:p text:style-name="P69">Titolo del documento</text:p>
          </table:table-cell>
          <table:table-cell table:style-name="Tabella20.C1" office:value-type="string">
            <text:p text:style-name="P70">Descrizione</text:p>
          </table:table-cell>
        </table:table-row>
        <table:table-row table:style-name="Tabella20.1">
          <table:table-cell table:style-name="Tabella20.A2" office:value-type="string">
            <text:p text:style-name="P39"><text:text-input text:description="@before-row[#list segnalazione.allegati as a]">@before-row[#list segnalazione.allegati as a]</text:text-input><text:text-input text:description="${a.filename}">${a.filename}</text:text-input><text:text-input text:description="@after-row[/#list]">@after-row[/#list]</text:text-input></text:p>
          </table:table-cell>
          <table:table-cell table:style-name="Tabella20.A2" office:value-type="string">
            <text:p text:style-name="P39">${a.titolo!}</text:p>
          </table:table-cell>
          <table:table-cell table:style-name="Tabella20.C2" office:value-type="string">
            <text:p text:style-name="P39">${a.descrizione!}</text:p>
          </table:table-cell>
        </table:table-row>
      </table:table>
      <text:p text:style-name="P43"><text:span text:style-name="Car._20_predefinito_20_paragrafo"><text:span text:style-name="T11">[#else]</text:span></text:span><text:span text:style-name="Car._20_predefinito_20_paragrafo"><text:span text:style-name="T30">Non è stata allegata </text:span></text:span><text:span text:style-name="Car._20_predefinito_20_paragrafo"><text:span text:style-name="T34">ulteriore </text:span></text:span><text:span text:style-name="Car._20_predefinito_20_paragrafo"><text:span text:style-name="T30">documentazione</text:span></text:span><text:span text:style-name="Car._20_predefinito_20_paragrafo"><text:span text:style-name="T11">[/#if]</text:span></text:span></text:p>
      <text:p text:style-name="P59"><text:span text:style-name="Car._20_predefinito_20_paragrafo"><text:span text:style-name="T11">[#if segnalazione.esclusione?has_content]</text:span></text:span><text:span text:style-name="Car._20_predefinito_20_paragrafo"><text:span text:style-name="T35">Si chiede l’esclusione dalla pubblicazione dei seguenti dati sensibili:</text:span></text:span></text:p>
      <text:p text:style-name="P42"><text:span text:style-name="Car._20_predefinito_20_paragrafo"><text:span text:style-name="T12">${segnalazione.esclusione}</text:span></text:span></text:p>
      <text:p text:style-name="P41"><text:span text:style-name="Car._20_predefinito_20_paragrafo"><text:span text:style-name="T11">[/#if]</text:span></text:span></text:p>
      <text:p text:style-name="P40"><text:span text:style-name="Car._20_predefinito_20_paragrafo"><text:span text:style-name="T12"/></text:span></text:p>
      <text:p text:style-name="P44"><text:span text:style-name="Car._20_predefinito_20_paragrafo"><text:span text:style-name="T13">Data</text:span></text:span></text:p>
      <text:p text:style-name="P47"><text:span text:style-name="Car._20_predefinito_20_paragrafo"><text:span text:style-name="T17">${segnalazione.data?date}</text:span></text:span></text:p>
      <text:p text:style-name="P46"><text:span text:style-name="Car._20_predefinito_20_paragrafo"><text:span text:style-name="T16">Il segnalante</text:span></text:span></text:p>
      <text:p text:style-name="P45"><text:span text:style-name="Car._20_predefinito_20_paragrafo"><text:span text:style-name="T10">${segnalazione.segnalante.nome!} ${segnalazione.segnalante.cognome!}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mmario_20_1" style:display-name="Sommario 1" style:family="paragraph" style:parent-style-name="Heading_20_1" style:next-style-name="Normale" style:auto-update="true" style:default-outline-level="1">
      <style:paragraph-properties fo:margin-top="0cm" fo:margin-bottom="0.176cm" style:contextual-spacing="false" fo:hyphenation-ladder-count="no-limit"/>
      <style:text-properties fo:text-transform="uppercase" fo:color="#0070c0" loext:opacity="100%" style:font-name="Gotham" fo:font-family="Gotham" style:font-family-generic="system" style:font-pitch="variable" fo:font-size="14pt" fo:font-weight="bold" style:font-size-asian="14pt" style:font-weight-asian="bold" fo:hyphenate="false" loext:hyphenation-no-caps="false"/>
    </style:style>
    <style:style style:name="Titolo_20_Parte" style:display-name="Titolo Parte" style:family="paragraph" style:parent-style-name="Heading_20_2" style:default-outline-level="2">
      <style:paragraph-properties fo:text-align="end" style:justify-single-word="false" fo:hyphenation-ladder-count="no-limit"/>
      <style:text-properties fo:text-transform="uppercase" fo:color="#ffffff" loext:opacity="100%" style:font-name="Gotham Book" fo:font-family="'Gotham Book'" style:font-family-generic="modern" style:font-pitch="variable" fo:font-size="20pt" style:font-size-asian="20pt" style:font-name-complex="Times New Roman (Corpo CS)" style:font-family-complex="'Times New Roman (Corpo CS)'" style:font-family-generic-complex="roman" style:font-size-complex="20pt" fo:hyphenate="false" loext:hyphenation-no-caps="false"/>
    </style:style>
    <style:style style:name="Numero_20_Capitolo" style:display-name="Numero Capitolo" style:family="paragraph" style:parent-style-name="Heading_20_3" style:default-outline-level="3">
      <style:paragraph-properties fo:hyphenation-ladder-count="no-limit"/>
      <style:text-properties fo:color="#2770b7" loext:opacity="100%" style:font-name="Gotham Light" fo:font-family="'Gotham Light'" style:font-family-generic="modern" style:font-pitch="variable" fo:font-size="24pt" style:font-size-asian="24pt" style:font-size-complex="18pt" fo:hyphenate="false" loext:hyphenation-no-caps="false"/>
    </style:style>
    <style:style style:name="Titolo_20_Capitolo" style:display-name="Titolo Capitolo" style:family="paragraph" style:parent-style-name="Heading_20_4" style:default-outline-level="4">
      <style:paragraph-properties fo:hyphenation-ladder-count="no-limit"/>
      <style:text-properties style:use-window-font-color="true" loext:opacity="0%" style:font-name="Gotham Light" fo:font-family="'Gotham Light'" style:font-family-generic="modern" style:font-pitch="variable" fo:font-size="18pt" fo:font-style="normal" style:font-size-asian="18pt" style:font-style-asian="normal" style:font-size-complex="20pt" fo:hyphenate="false" loext:hyphenation-no-caps="false"/>
    </style:style>
    <style:style style:name="Titolo_20_Paragrafo" style:display-name="Titolo Paragrafo" style:family="paragraph" style:parent-style-name="Heading_20_5" style:default-outline-level="5">
      <style:paragraph-properties fo:hyphenation-ladder-count="no-limit"/>
      <style:text-properties fo:font-size="14pt" style:font-size-asian="14pt" fo:hyphenate="false" loext:hyphenation-no-caps="false"/>
    </style:style>
    <style:style style:name="Normale" style:family="paragraph">
      <style:paragraph-properties fo:margin-left="1.499cm" fo:margin-right="0.25cm" fo:margin-top="0cm" fo:margin-bottom="0cm" style:contextual-spacing="true" fo:line-height="100%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style:font-name="Titillium" fo:font-family="Titillium" style:font-family-generic="modern" style:font-pitch="variable" fo:font-size="9pt" fo:language="en" fo:country="US" style:font-size-asian="9pt" style:font-name-complex="Titillium Web" style:font-family-complex="'Titillium Web'" style:font-family-generic-complex="system" style:font-pitch-complex="variable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list-style-name="" style:class="text">
      <style:paragraph-properties fo:margin-top="0.423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e" style:next-style-name="Normale" style:default-outline-level="2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e" style:next-style-name="Normale" style:default-outline-level="3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e" style:next-style-name="Normale" style:default-outline-level="4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ing_20_5" style:display-name="Heading 5" style:family="paragraph" style:parent-style-name="Normale" style:next-style-name="Normale" style:default-outline-level="5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_5b_Paragrafo_20_base_5d_" style:display-name="[Paragrafo base]" style:family="paragraph" style:parent-style-name="Normale">
      <style:paragraph-properties fo:margin-top="0cm" fo:margin-bottom="0cm" style:contextual-spacing="false" fo:line-height="120%" fo:hyphenation-ladder-count="no-limit" style:text-autospace="none" style:vertical-align="middle"/>
      <style:text-properties fo:color="#000000" loext:opacity="100%" style:font-name="Minion Pro" fo:font-family="'Minion Pro'" style:font-family-generic="roman" style:font-pitch="variable" fo:font-size="12pt" style:font-size-asian="12pt" style:font-name-complex="Minion Pro" style:font-family-complex="'Minion Pro'" style:font-family-generic-complex="roman" style:font-pitch-complex="variable" style:font-size-complex="12pt"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Nessuna_20_spaziatura" style:display-name="Nessuna spaziatura" style:family="paragraph">
      <style:paragraph-properties fo:hyphenation-ladder-count="no-limit"/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 fo:hyphenate="false" loext:hyphenation-no-caps="false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line-height="105%" fo:hyphenation-ladder-count="no-limit"/>
      <style:text-properties style:language-asian="it" style:country-asian="IT" fo:hyphenate="false" loext:hyphenation-no-caps="false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0.078cm"/>
          <style:tab-stop style:position="0.577cm"/>
          <style:tab-stop style:position="0.826cm"/>
          <style:tab-stop style:position="1.078cm"/>
          <style:tab-stop style:position="1.577cm"/>
          <style:tab-stop style:position="2.078cm"/>
          <style:tab-stop style:position="3.323cm"/>
          <style:tab-stop style:position="3.577cm" style:type="right"/>
          <style:tab-stop style:position="4.577cm"/>
          <style:tab-stop style:position="5.821cm"/>
          <style:tab-stop style:position="7.07cm"/>
          <style:tab-stop style:position="8.319cm"/>
          <style:tab-stop style:position="9.567cm"/>
          <style:tab-stop style:position="10.627cm"/>
          <style:tab-stop style:position="17.829cm" style:type="right"/>
        </style:tab-stops>
      </style:paragraph-properties>
      <style:text-properties fo:color="#000000" loext:opacity="100%" style:font-name="Gotham" fo:font-family="Gotham" style:font-family-generic="system" style:font-pitch="variable" fo:font-size="12pt" style:font-size-asian="12pt" style:font-size-complex="12pt" fo:hyphenate="false" loext:hyphenation-no-caps="false"/>
    </style:style>
    <style:style style:name="Parte_20_Numero" style:display-name="Parte Numero" style:family="paragraph" style:parent-style-name="Heading_20_1" style:auto-update="true" style:default-outline-level="1" style:list-style-name="">
      <style:paragraph-properties fo:text-align="end" style:justify-single-word="false" fo:hyphenation-ladder-count="no-limit"/>
      <style:text-properties fo:text-transform="uppercase" fo:color="#ffffff" loext:opacity="100%" style:font-name="Gotham Medium" fo:font-family="'Gotham Medium'" style:font-family-generic="system" style:font-pitch="variable" fo:font-size="14pt" style:font-size-asian="14pt" style:font-name-complex="Times New Roman (Corpo CS)" style:font-family-complex="'Times New Roman (Corpo CS)'" style:font-family-generic-complex="roman" style:font-size-complex="14pt" fo:hyphenate="false" loext:hyphenation-no-caps="false"/>
    </style:style>
    <style:style style:name="Sommario_20_3" style:display-name="Sommario 3" style:family="paragraph" style:parent-style-name="Normale" style:next-style-name="Normale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>
          <style:tab-stop style:position="-0.275cm"/>
          <style:tab-stop style:position="0.224cm"/>
          <style:tab-stop style:position="0.473cm"/>
          <style:tab-stop style:position="0.725cm"/>
          <style:tab-stop style:position="1.224cm"/>
          <style:tab-stop style:position="1.725cm"/>
          <style:tab-stop style:position="2.97cm"/>
          <style:tab-stop style:position="3.224cm" style:type="right"/>
          <style:tab-stop style:position="4.225cm"/>
          <style:tab-stop style:position="5.468cm"/>
          <style:tab-stop style:position="6.717cm"/>
          <style:tab-stop style:position="7.966cm"/>
          <style:tab-stop style:position="9.215cm"/>
          <style:tab-stop style:position="10.275cm"/>
          <style:tab-stop style:position="17.477cm" style:type="right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Sommario_20_5" style:display-name="Sommario 5" style:family="paragraph" style:parent-style-name="Normale" style:next-style-name="Normale" style:auto-update="true">
      <style:paragraph-properties fo:margin-left="1.69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1.192cm"/>
          <style:tab-stop style:position="-0.693cm"/>
          <style:tab-stop style:position="-0.445cm"/>
          <style:tab-stop style:position="-0.192cm"/>
          <style:tab-stop style:position="0.307cm"/>
          <style:tab-stop style:position="0.808cm"/>
          <style:tab-stop style:position="2.053cm"/>
          <style:tab-stop style:position="2.307cm" style:type="right"/>
          <style:tab-stop style:position="3.307cm"/>
          <style:tab-stop style:position="4.551cm"/>
          <style:tab-stop style:position="5.8cm"/>
          <style:tab-stop style:position="7.049cm"/>
          <style:tab-stop style:position="8.297cm"/>
          <style:tab-stop style:position="9.357cm"/>
          <style:tab-stop style:position="16.559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ANAC_20_-_20_Capitolo" style:display-name="ANAC - Capitolo" style:family="paragraph" style:parent-style-name="Heading_20_1" style:default-outline-level="1" style:list-style-name="">
      <style:paragraph-properties fo:hyphenation-ladder-count="no-limit"/>
      <style:text-properties fo:hyphenate="false" loext:hyphenation-no-caps="false"/>
    </style:style>
    <style:style style:name="ANAC_20_-_20_Titolo_20_Capitolo" style:display-name="ANAC - Titolo Capitolo" style:family="paragraph" style:parent-style-name="Titolo_20_Capitolo" style:default-outline-level="4" style:list-style-name="">
      <style:paragraph-properties fo:hyphenation-ladder-count="no-limit"/>
      <style:text-properties fo:hyphenate="false" loext:hyphenation-no-caps="false"/>
    </style:style>
    <style:style style:name="ANAC_20_-_20_Titolo_20_Paragrafo" style:display-name="ANAC - Titolo Paragrafo" style:family="paragraph" style:parent-style-name="Titolo_20_Paragrafo" style:default-outline-level="5" style:list-style-name="">
      <style:paragraph-properties fo:margin-left="2.752cm" fo:margin-right="0cm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fo:color="#2770b7" loext:opacity="100%" style:font-name="Gotham Light" fo:font-family="'Gotham Light'" style:font-family-generic="modern" style:font-pitch="variable" fo:hyphenate="false" loext:hyphenation-no-caps="false"/>
    </style:style>
    <style:style style:name="ANAC_20_-_20_Titolo_20_Sottoparagrafo" style:display-name="ANAC - Titolo Sottoparagrafo" style:family="paragraph" style:parent-style-name="Titolo_20_Paragrafo" style:default-outline-level="5" style:list-style-name="">
      <style:paragraph-properties fo:margin-left="-0.501cm" fo:margin-right="0cm" fo:hyphenation-ladder-count="no-limit" fo:text-indent="0cm" style:auto-text-indent="false">
        <style:tab-stops>
          <style:tab-stop style:position="1.002cm"/>
          <style:tab-stop style:position="1.501cm"/>
          <style:tab-stop style:position="1.75cm"/>
          <style:tab-stop style:position="2.002cm"/>
          <style:tab-stop style:position="2.501cm"/>
          <style:tab-stop style:position="3.002cm"/>
          <style:tab-stop style:position="4.247cm"/>
          <style:tab-stop style:position="4.501cm" style:type="right"/>
          <style:tab-stop style:position="5.502cm"/>
          <style:tab-stop style:position="6.745cm"/>
          <style:tab-stop style:position="7.994cm"/>
          <style:tab-stop style:position="9.243cm"/>
          <style:tab-stop style:position="10.492cm"/>
          <style:tab-stop style:position="11.552cm"/>
          <style:tab-stop style:position="18.754cm" style:type="right"/>
        </style:tab-stops>
      </style:paragraph-properties>
      <style:text-properties fo:font-size="12pt" style:font-size-asian="12pt" style:font-size-complex="11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loext:opacity="100%" style:font-name="Garamond" fo:font-family="Garamond" style:font-family-generic="roman" style:font-pitch="variable" style:font-name-complex="Garamond" style:font-family-complex="Garamond" style:font-family-generic-complex="roman" style:font-pitch-complex="variable" fo:hyphenate="false" loext:hyphenation-no-caps="false"/>
    </style:style>
    <style:style style:name="Testo_20_nota_20_a_20_piè_20_di_20_pagina" style:display-name="Testo nota a piè di pagina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ANAC_5f_DATA" style:display-name="ANAC_DATA" style:family="paragraph" style:parent-style-name="ANAC_20_-_20_Titolo_20_Capitolo" style:default-outline-level="4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NAC_5f_TABELLA_5f_TESTO_5f_BIANCO" style:display-name="ANAC_TABELLA_TESTO_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ANCA_5f_TABELLA_5f_TITOLO_20_BIANCO" style:display-name="ANCA_TABELLA_TITOLO 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Testo_20_commento" style:display-name="Testo commento" style:family="paragraph" style:parent-style-name="Normale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ar._20_predefinito_20_paragrafo" style:display-name="Car. predefinito paragrafo" style:family="text"/>
    <style:style style:name="WW_5f_CharLFO1LVL5" style:display-name="WW_CharLFO1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ero_20_pagina" style:display-name="Numero pagina" style:family="text" style:parent-style-name="Car._20_predefinito_20_paragrafo"/>
    <style:style style:name="Nessuna_20_spaziatura_20_Carattere" style:display-name="Nessuna spaziatura Carattere" style:family="text" style:parent-style-name="Car._20_predefinito_20_paragrafo"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_5b_Paragrafo_20_base_5d__20_Char" style:display-name="[Paragrafo base] Char" style:family="text" style:parent-style-name="Car._20_predefinito_20_paragrafo">
      <style:text-properties fo:color="#000000" loext:opacity="100%" style:font-name="Minion Pro" fo:font-family="'Minion Pro'" style:font-family-generic="roman" style:font-pitch="variable" style:font-name-complex="Minion Pro" style:font-family-complex="'Minion Pro'" style:font-family-generic-complex="roman" style:font-pitch-complex="variable"/>
    </style:style>
    <style:style style:name="Parte_20_Numero_20_Char" style:display-name="Parte Numero Char" style:family="text" style:parent-style-name="_5b_Paragrafo_20_base_5d__20_Char">
      <style:text-properties fo:text-transform="uppercase" fo:color="#ffffff" loext:opacity="100%" style:font-name="Gotham Medium" fo:font-family="'Gotham Medium'" style:font-family-generic="system" style:font-pitch="variable" fo:font-size="14pt" style:font-name-asian="Times New Roman" style:font-family-asian="'Times New Roman'" style:font-family-generic-asian="roman" style:font-pitch-asian="variable" style:font-size-asian="14pt" style:font-name-complex="Times New Roman (Corpo CS)" style:font-family-complex="'Times New Roman (Corpo CS)'" style:font-family-generic-complex="roman" style:font-size-complex="14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Parte_20_Char" style:display-name="Titolo Parte Char" style:family="text" style:parent-style-name="Nessuna_20_spaziatura_20_Carattere">
      <style:text-properties fo:text-transform="uppercase" fo:color="#ffffff" loext:opacity="100%" style:font-name="Gotham Book" fo:font-family="'Gotham Book'" style:font-family-generic="modern" style:font-pitch="variable" fo:font-size="20pt" fo:language="en" fo:country="US" style:font-name-asian="Times New Roman" style:font-family-asian="'Times New Roman'" style:font-family-generic-asian="roman" style:font-pitch-asian="variable" style:font-size-asian="20pt" style:language-asian="zh" style:country-asian="CN" style:font-name-complex="Times New Roman (Corpo CS)" style:font-family-complex="'Times New Roman (Corpo CS)'" style:font-family-generic-complex="roman" style:font-size-complex="20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umero_20_Capitolo_20_Char" style:display-name="Numero Capitolo Char" style:family="text" style:parent-style-name="Titolo_20_1_20_Carattere">
      <style:text-properties fo:color="#2770b7" loext:opacity="100%" style:font-name="Gotham Light" fo:font-family="'Gotham Light'" style:font-family-generic="moder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18pt"/>
    </style:style>
    <style:style style:name="Titolo_20_Capitolo_20_Char" style:display-name="Titolo Capitolo Char" style:family="text" style:parent-style-name="Titolo_20_1_20_Carattere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Titolo_20_5_20_Carattere" style:display-name="Titolo 5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7_20_Carattere" style:display-name="Titolo 7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Paragrafo_20_Char" style:display-name="Titolo Paragrafo Char" style:family="text" style:parent-style-name="Titolo_20_5_20_Carattere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Capitolo_20_Carattere" style:display-name="ANAC - Capitolo Carattere" style:family="text" style:parent-style-name="Titolo_20_1_20_Carattere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ANAC_20_-_20_Titolo_20_Capitolo_20_Carattere" style:display-name="ANAC - Titolo Capitolo Carattere" style:family="text" style:parent-style-name="Titolo_20_Capitolo_20_Char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ANAC_20_-_20_Titolo_20_Paragrafo_20_Carattere" style:display-name="ANAC - Titolo Paragrafo Carattere" style:family="text" style:parent-style-name="Titolo_20_Paragrafo_20_Char">
      <style:text-properties fo:color="#2770b7" loext:opacity="100%" style:font-name="Gotham Light" fo:font-family="'Gotham Light'" style:font-family-generic="moder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Titolo_20_Sottoparagrafo_20_Carattere" style:display-name="ANAC - Titolo Sottoparagrafo Carattere" style:family="text" style:parent-style-name="Titolo_20_Paragrafo_20_Char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/>
    </style:style>
    <style:style style:name="Paragrafo_20_elenco_20_Carattere" style:display-name="Paragrafo elenco Carattere" style:family="text"/>
    <style:style style:name="Testo_20_nota_20_a_20_piè_20_di_20_pagina_20_Carattere" style:display-name="Testo nota a piè di pagina Carattere" style:family="text" style:parent-style-name="Car._20_predefinito_20_paragrafo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/>
    </style:style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._20_predefinito_20_paragrafo">
      <style:text-properties style:font-name="Titillium" fo:font-family="Titillium" style:font-family-generic="modern" style:font-pitch="variable" fo:font-size="10pt" fo:language="en" fo:country="US" style:font-size-asian="10pt" style:font-name-complex="Titillium Web" style:font-family-complex="'Titillium Web'" style:font-family-generic-complex="system" style:font-pitch-complex="variable" style:font-size-complex="10pt"/>
    </style:style>
    <style:style style:name="Soggetto_20_commento_20_Carattere" style:display-name="Soggetto commento Carattere" style:family="text" style:parent-style-name="Testo_20_commento_20_Carattere">
      <style:text-properties style:font-name="Titillium" fo:font-family="Titillium" style:font-family-generic="modern" style:font-pitch="variable" fo:font-size="10pt" fo:language="en" fo:country="US" fo:font-weight="bold" style:font-size-asian="10pt" style:font-weight-asian="bold" style:font-name-complex="Titillium Web" style:font-family-complex="'Titillium Web'" style:font-family-generic-complex="system" style:font-pitch-complex="variable" style:font-size-complex="10pt" style:font-weight-complex="bold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WW_5f_CharLFO2LVL5" style:display-name="WW_CharLFO2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3LVL1" style:display-name="WW_CharLFO3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1" style:display-name="WW_CharLFO4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2" style:display-name="WW_CharLFO4LVL2" style:family="text">
      <style:text-properties style:font-name="Titillium Web" fo:font-family="'Titillium Web'" style:font-family-generic="system" style:font-pitch="variable" fo:font-size="9pt" fo:font-style="normal" fo:font-weight="normal" style:font-size-asian="9pt" style:font-style-asian="normal" style:font-weight-asian="normal"/>
    </style:style>
    <style:style style:name="WW_5f_CharLFO5LVL1" style:display-name="WW_CharLFO5LVL1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5LVL2" style:display-name="WW_CharLFO5LVL2" style:family="text">
      <style:text-properties style:font-name="Titillium Web" fo:font-family="'Titillium Web'" style:font-family-generic="system" style:font-pitch="variable"/>
    </style:style>
    <style:style style:name="WW_5f_CharLFO5LVL3" style:display-name="WW_CharLFO5LVL3" style:family="text">
      <style:text-properties style:font-name="Titillium Web" fo:font-family="'Titillium Web'" style:font-family-generic="system" style:font-pitch="variable"/>
    </style:style>
    <style:style style:name="WW_5f_CharLFO5LVL4" style:display-name="WW_CharLFO5LVL4" style:family="text">
      <style:text-properties style:font-name="Titillium Web" fo:font-family="'Titillium Web'" style:font-family-generic="system" style:font-pitch="variable"/>
    </style:style>
    <style:style style:name="WW_5f_CharOUTLINELVL5" style:display-name="WW_CharOUTLINE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text:style-name="WW_5f_CharOUTLINE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1">
      <text:list-level-style-number text:level="1" text:style-name="WW_5f_CharLFO3LVL1" loext:num-list-format="%1%.1" style:num-suffix=".1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lenco_20_anac" style:display-name="elenco anac">
      <text:list-level-style-number text:level="1" text:style-name="WW_5f_CharLFO4LVL1" loext:num-list-format="%1%1" style:num-suffix="1" style:num-format="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4LVL2" loext:num-list-format="1.2%2%" style:num-prefix="1.2" style:num-format="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3%1.2.1" style:num-suffix="1.2.1" style:num-format="1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2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5LVL2" loext:num-list-format="%2%.1" style:num-suffix=".1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WW_5f_CharLFO5LVL3" loext:num-list-format="1.2%3%" style:num-prefix="1.2" style:num-format="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WW_5f_CharLFO5LVL4" loext:num-list-format="%4%.3" style:num-suffix=".3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 draw:fill-hatch-name="hatch"/>
      <style:paragraph-properties fo:margin-left="0cm" fo:margin-right="0.3cm" fo:margin-top="0cm" fo:margin-bottom="2cm" style:contextual-spacing="false" fo:line-height="2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MP2" style:family="paragraph" style:parent-style-name="Normale" style:master-page-name="">
      <loext:graphic-properties draw:fill="none"/>
      <style:paragraph-properties fo:margin-left="5.3cm" fo:margin-right="-0.3cm" fo:margin-top="0.704cm" fo:margin-bottom="0.704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officeooo:paragraph-rsid="010a8d94" fo:hyphenate="false" loext:hyphenation-no-caps="false"/>
    </style:style>
    <style:style style:name="MT1" style:family="text">
      <style:text-properties fo:color="#2770b7" loext:opacity="100%" style:font-name="Gotham Light" fo:language="it" fo:country="IT"/>
    </style:style>
    <style:style style:name="MT2" style:family="text">
      <style:text-properties fo:color="#2770b7" loext:opacity="100%" fo:language="it" fo:country="IT"/>
    </style:style>
    <style:style style:name="MT3" style:family="text">
      <style:text-properties fo:color="#2770b7" loext:opacity="100%" style:font-name="Gotham Medium" fo:language="it" fo:country="IT"/>
    </style:style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34cm" fo:margin-bottom="1.256cm" fo:margin-left="2cm" fo:margin-right="2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4.009cm" fo:margin-left="0.074cm" fo:margin-right="0cm" fo:margin-bottom="0.499cm" fo:background-color="transparent" draw:fill="none" draw:fill-color="#4472c4"/>
      </style:header-style>
      <style:footer-style>
        <style:header-footer-properties svg:height="1.07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MP1"><draw:frame draw:style-name="Mfr1" draw:name="Immagine 43" text:anchor-type="as-char" svg:width="7.999cm" style:rel-width="scale" svg:height="0.949cm" style:rel-height="scale" draw:z-index="1"><draw:image xlink:href="Pictures/1000000100000A51000001397F20D93F81718564.png" xlink:type="simple" xlink:show="embed" xlink:actuate="onLoad" draw:mime-type="image/png"/></draw:frame></text:p>
      </style:header>
      <style:footer>
        <text:p text:style-name="MP2"><text:span text:style-name="Car._20_predefinito_20_paragrafo"><text:span text:style-name="MT1">AUTORITÀ NAZIONALE ANTICORRUZIONE</text:span></text:span><text:span text:style-name="Car._20_predefinito_20_paragrafo"><text:span text:style-name="MT2"> </text:span></text:span><text:span text:style-name="Car._20_predefinito_20_paragrafo"><text:span text:style-name="MT1">| <text:s/></text:span></text:span><text:span text:style-name="Car._20_predefinito_20_paragrafo"><text:span text:style-name="MT3"><text:page-number style:num-format="1" text:select-page="current">1</text:page-number></text:span></text:span><text:span text:style-name="Car._20_predefinito_20_paragrafo"><text:span text:style-name="MT3"><text:s text:c="2"/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>AUTORITÀ NAZIONALE ANTICORRUZIONE  |</dc:title>
    <dc:description/>
    <dc:subject/>
    <meta:initial-creator>Emanuele Turatti</meta:initial-creator>
    <meta:creation-date>2021-11-24T15:57:00Z</meta:creation-date>
    <dc:date>2021-12-22T13:30:26.957000000</dc:date>
    <meta:editing-cycles>249</meta:editing-cycles>
    <meta:editing-duration>P1DT5H59M7S</meta:editing-duration>
    <meta:document-statistic meta:table-count="16" meta:image-count="1" meta:object-count="0" meta:page-count="2" meta:paragraph-count="79" meta:word-count="232" meta:character-count="2794" meta:non-whitespace-character-count="2653"/>
    <meta:user-defined meta:name="ContentTypeId">0x0101007593CECC9FBA0F42AC5A832076EE311E</meta:user-defined>
    <meta:user-defined meta:name="_dlc_DocIdItemGuid">2df18d3a-8411-4226-b09c-5f65bac9c999</meta:user-defined>
    <meta:template xlink:type="simple" xlink:actuate="onRequest" xlink:title="" xlink:href="Normal.dotm"/>
  </office:meta>
</office:document-meta>
</file>